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e970" officeooo:paragraph-rsid="0010e970"/>
    </style:style>
    <style:style style:name="P2" style:family="paragraph" style:parent-style-name="Standard">
      <style:paragraph-properties fo:text-align="center" style:justify-single-word="false"/>
      <style:text-properties officeooo:rsid="0010e970" officeooo:paragraph-rsid="0010e970"/>
    </style:style>
    <style:style style:name="P3" style:family="paragraph" style:parent-style-name="Standard">
      <style:text-properties officeooo:rsid="0010e970" officeooo:paragraph-rsid="001364b4"/>
    </style:style>
    <style:style style:name="P4" style:family="paragraph" style:parent-style-name="Standard">
      <style:text-properties officeooo:rsid="0010e970" officeooo:paragraph-rsid="00151c64"/>
    </style:style>
    <style:style style:name="P5" style:family="paragraph" style:parent-style-name="Standard">
      <style:text-properties officeooo:rsid="0010e970" officeooo:paragraph-rsid="0017eed1"/>
    </style:style>
    <style:style style:name="P6" style:family="paragraph" style:parent-style-name="Standard">
      <style:text-properties officeooo:rsid="00151c64" officeooo:paragraph-rsid="00151c64"/>
    </style:style>
    <style:style style:name="P7" style:family="paragraph" style:parent-style-name="Standard">
      <style:text-properties officeooo:rsid="00163911" officeooo:paragraph-rsid="00163911"/>
    </style:style>
    <style:style style:name="P8" style:family="paragraph" style:parent-style-name="Standard">
      <style:text-properties officeooo:rsid="0017eed1" officeooo:paragraph-rsid="0017eed1"/>
    </style:style>
    <style:style style:name="P9" style:family="paragraph" style:parent-style-name="Standard">
      <style:text-properties style:text-position="0% 100%" officeooo:rsid="0010e970" officeooo:paragraph-rsid="0017eed1"/>
    </style:style>
    <style:style style:name="P10" style:family="paragraph" style:parent-style-name="Standard">
      <style:text-properties officeooo:rsid="0018bbda" officeooo:paragraph-rsid="0018bbda"/>
    </style:style>
    <style:style style:name="P11" style:family="paragraph" style:parent-style-name="Standard">
      <style:text-properties officeooo:rsid="0018bbda" officeooo:paragraph-rsid="0018dc55"/>
    </style:style>
    <style:style style:name="P12" style:family="paragraph" style:parent-style-name="Standard">
      <style:text-properties officeooo:rsid="0018dc55" officeooo:paragraph-rsid="0018dc55"/>
    </style:style>
    <style:style style:name="P13" style:family="paragraph" style:parent-style-name="Standard">
      <style:text-properties officeooo:rsid="0018dc55" officeooo:paragraph-rsid="001969ba"/>
    </style:style>
    <style:style style:name="P14" style:family="paragraph" style:parent-style-name="Standard">
      <style:text-properties officeooo:rsid="0018dc55" officeooo:paragraph-rsid="001a2e94"/>
    </style:style>
    <style:style style:name="P15" style:family="paragraph" style:parent-style-name="Standard">
      <style:text-properties officeooo:rsid="001a2e94" officeooo:paragraph-rsid="001a2e94"/>
    </style:style>
    <style:style style:name="P16" style:family="paragraph" style:parent-style-name="Standard">
      <style:paragraph-properties fo:break-before="page"/>
      <style:text-properties officeooo:rsid="0017eed1" officeooo:paragraph-rsid="0017eed1"/>
    </style:style>
    <style:style style:name="T1" style:family="text">
      <style:text-properties style:text-position="sub 58%"/>
    </style:style>
    <style:style style:name="T2" style:family="text">
      <style:text-properties style:text-position="sub 58%" officeooo:rsid="00129c85"/>
    </style:style>
    <style:style style:name="T3" style:family="text">
      <style:text-properties style:text-position="sub 58%" officeooo:rsid="001364b4"/>
    </style:style>
    <style:style style:name="T4" style:family="text">
      <style:text-properties style:text-position="sub 58%" officeooo:rsid="00151c64"/>
    </style:style>
    <style:style style:name="T5" style:family="text">
      <style:text-properties style:text-position="sub 58%" officeooo:rsid="0017eed1"/>
    </style:style>
    <style:style style:name="T6" style:family="text">
      <style:text-properties style:text-position="sub 58%" officeooo:rsid="0018dc55"/>
    </style:style>
    <style:style style:name="T7" style:family="text">
      <style:text-properties style:text-position="sub 58%" officeooo:rsid="001969ba"/>
    </style:style>
    <style:style style:name="T8" style:family="text">
      <style:text-properties style:text-position="sub 58%" officeooo:rsid="0010e970"/>
    </style:style>
    <style:style style:name="T9" style:family="text">
      <style:text-properties officeooo:rsid="00129c85"/>
    </style:style>
    <style:style style:name="T10" style:family="text">
      <style:text-properties style:text-position="0% 100%"/>
    </style:style>
    <style:style style:name="T11" style:family="text">
      <style:text-properties style:text-position="0% 100%" officeooo:rsid="00129c85"/>
    </style:style>
    <style:style style:name="T12" style:family="text">
      <style:text-properties style:text-position="0% 100%" officeooo:rsid="0010e970"/>
    </style:style>
    <style:style style:name="T13" style:family="text">
      <style:text-properties style:text-position="0% 100%" officeooo:rsid="0018bbda"/>
    </style:style>
    <style:style style:name="T14" style:family="text">
      <style:text-properties style:text-position="0% 100%" officeooo:rsid="0017eed1"/>
    </style:style>
    <style:style style:name="T15" style:family="text">
      <style:text-properties style:text-position="0% 100%" officeooo:rsid="0018dc55"/>
    </style:style>
    <style:style style:name="T16" style:family="text">
      <style:text-properties style:text-position="0% 100%" officeooo:rsid="001969ba"/>
    </style:style>
    <style:style style:name="T17" style:family="text">
      <style:text-properties style:text-position="0% 100%" officeooo:rsid="001a2e94"/>
    </style:style>
    <style:style style:name="T18" style:family="text">
      <style:text-properties officeooo:rsid="00151c64"/>
    </style:style>
    <style:style style:name="T19" style:family="text">
      <style:text-properties officeooo:rsid="00163911"/>
    </style:style>
    <style:style style:name="T20" style:family="text">
      <style:text-properties officeooo:rsid="0017eed1"/>
    </style:style>
    <style:style style:name="T21" style:family="text">
      <style:text-properties officeooo:rsid="0018bbda"/>
    </style:style>
    <style:style style:name="T22" style:family="text">
      <style:text-properties officeooo:rsid="0018dc55"/>
    </style:style>
    <style:style style:name="T2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9">Homotopy</text:span> <text:span text:style-name="T9">Sub-Types</text:span></text:p>
      <text:p text:style-name="P2">by Sven Nilsen, 2017</text:p>
      <text:p text:style-name="P1"/>
      <text:p text:style-name="P3">A <text:span text:style-name="T9">homotopy sub-type</text:span> is used to reason about <text:span text:style-name="T9">functions with a topological interpretation that corresponds to paths of atomic functions. For example:</text:span></text:p>
      <text:p text:style-name="P3"/>
      <text:p text:style-name="P4"><text:tab/><text:span text:style-name="T18">q : </text:span>((a → b)<text:span text:style-name="T1">c</text:span> → (c → d)<text:span text:style-name="T1">c</text:span>)<text:span text:style-name="T1">c</text:span></text:p>
      <text:p text:style-name="P3"/>
      <text:p text:style-name="P3"><text:tab/><text:span text:style-name="T18">q : real → real → P</text:span></text:p>
      <text:p text:style-name="P3"><text:tab/><text:span text:style-name="T18">a, b, c, d : P</text:span></text:p>
      <text:p text:style-name="P3"/>
      <text:p text:style-name="P7">The sub-script `c` stands for `continuous`.</text:p>
      <text:p text:style-name="P3"/>
      <text:p text:style-name="P6">This means that given points `a, b, c, d` of type `P`, the family of all functions that give a surface parameterized by real numbers intersects these points <text:span text:style-name="T19">at the “corners” of the surface by using unit intervals.</text:span></text:p>
      <text:p text:style-name="P3"/>
      <text:p text:style-name="P3"><text:span text:style-name="T9">In path semantics it is common to reason about paths as functions connected by functions:</text:span></text:p>
      <text:p text:style-name="P1"/>
      <text:p text:style-name="P1"><text:tab/><text:span text:style-name="T9">f[g</text:span><text:span text:style-name="T2">0</text:span><text:span text:style-name="T9"> → g</text:span><text:span text:style-name="T2">1</text:span><text:span text:style-name="T9">] &lt;=&gt; h</text:span></text:p>
      <text:p text:style-name="P1"/>
      <text:p text:style-name="P6">Assume that these are atomic functions, so one can write the following:</text:p>
      <text:p text:style-name="P1"/>
      <text:p text:style-name="P1"><text:tab/><text:span text:style-name="T18">f(a) = b</text:span></text:p>
      <text:p text:style-name="P1"><text:tab/><text:span text:style-name="T18">h(c) = d</text:span></text:p>
      <text:p text:style-name="P1"><text:tab/><text:span text:style-name="T18">g</text:span><text:span text:style-name="T4">0</text:span><text:span text:style-name="T18">(a) = c</text:span></text:p>
      <text:p text:style-name="P1"><text:tab/><text:span text:style-name="T18">g</text:span><text:span text:style-name="T4">1</text:span><text:span text:style-name="T18">(b) = d</text:span></text:p>
      <text:p text:style-name="P1"/>
      <text:p text:style-name="P6">The non-trivial nature of paths arises from atomic functions, that are in some sense all equivalent. <text:span text:style-name="T19">An atomic function takes some arguments of unique value and maps to a unique value. One can construct atomic paths for any atomic function, using atomic functions. Since this behavior is shared by all atomic functions, one can think of them as all expressing the same underlying idea. This nature gets non-trivial when introducing paths, which gives you normal functions and normal paths etc.</text:span></text:p>
      <text:p text:style-name="P6"/>
      <text:p text:style-name="P8">Instead of mapping between two discrete values, one can generalize the idea of these atomic functions to continuous transformations, meaning a function as following:</text:p>
      <text:p text:style-name="P6"/>
      <text:p text:style-name="P6"><text:tab/><text:span text:style-name="T20">f : (a → b)</text:span><text:span text:style-name="T5">c</text:span></text:p>
      <text:p text:style-name="P6"/>
      <text:p text:style-name="P5"><text:span text:style-name="T10"><text:tab/></text:span><text:span text:style-name="T14">f(0) = a<text:tab/>f(1) = b</text:span></text:p>
      <text:p text:style-name="P9"><text:tab/><text:span text:style-name="T20">f : real → P</text:span></text:p>
      <text:p text:style-name="P5"><text:tab/>∀ <text:span text:style-name="T21">x : [0, 1] { ∃ y { f(x) == y } }</text:span></text:p>
      <text:p text:style-name="P5"/>
      <text:p text:style-name="P8">The output does not need to be smoothly connected, but the function must be defined for every value between 0 and 1. <text:span text:style-name="T22">In addition it must be “anchored” by `a` and `b` when the homotopy sub-type is defined.</text:span></text:p>
      <text:p text:style-name="P16"><text:span text:style-name="T22">O</text:span>ne can construct a function that represents a “surface” between <text:span text:style-name="T21">the contour curves defined by 4 continuous functions. A such surface is contractible to the edges and corners and therefore stores the information contained in these functions.</text:span></text:p>
      <text:p text:style-name="P1"/>
      <text:p text:style-name="P1"><text:tab/><text:span text:style-name="T9">q : real → real → P ∧ </text:span>((a → b)<text:span text:style-name="T1">c</text:span> → (c → d)<text:span text:style-name="T1">c</text:span>)<text:span text:style-name="T1">c</text:span></text:p>
      <text:p text:style-name="P1"/>
      <text:p text:style-name="P1"><text:tab/>∀ <text:span text:style-name="T21">x : [0, 1] { q(0)(x) = f(x) }</text:span></text:p>
      <text:p text:style-name="P1"><text:tab/>∀ <text:span text:style-name="T21">x : [0, 1] { q(1)(x) = h(x) }</text:span></text:p>
      <text:p text:style-name="P1"><text:tab/>∀ <text:span text:style-name="T21">x : [0, 1] { q(x)(0) = g</text:span><text:span text:style-name="T3">0</text:span><text:span text:style-name="T13">(x) }</text:span></text:p>
      <text:p text:style-name="P1"><text:tab/>∀ <text:span text:style-name="T21">x : [0, 1] { q(x)(1) = g</text:span><text:span text:style-name="T3">1</text:span><text:span text:style-name="T13">(x) }</text:span></text:p>
      <text:p text:style-name="P1"/>
      <text:p text:style-name="P5"><text:tab/><text:span text:style-name="T21">g(0, 0) = </text:span>f(0) = a<text:tab/><text:tab/><text:span text:style-name="T21">g(0)(1) = </text:span>f(1) = b</text:p>
      <text:p text:style-name="P5"><text:tab/><text:span text:style-name="T21">g(1, 0) = </text:span>h(0) = c<text:tab/><text:tab/><text:span text:style-name="T21">g(1, 1) = </text:span>h(1) = d</text:p>
      <text:p text:style-name="P5"><text:tab/><text:span text:style-name="T21">g(0, 0) = </text:span>g<text:span text:style-name="T1">0</text:span>(0) = a<text:tab/><text:tab/><text:span text:style-name="T21">g(1, 0) = </text:span>g<text:span text:style-name="T1">0</text:span>(1) = c</text:p>
      <text:p text:style-name="P5"><text:tab/><text:span text:style-name="T21">g(0, 1) = </text:span>g<text:span text:style-name="T1">1</text:span>(0) = b<text:tab/><text:tab/><text:span text:style-name="T21">g(1, 1) = </text:span>g<text:span text:style-name="T1">1</text:span>(1) = d</text:p>
      <text:p text:style-name="P5"/>
      <text:p text:style-name="P5"><text:tab/>f : real → P ∧ (a → b)<text:span text:style-name="T1">c</text:span></text:p>
      <text:p text:style-name="P5"><text:tab/>g<text:span text:style-name="T1">0</text:span> : real → P ∧ (a → c)<text:span text:style-name="T1">c</text:span></text:p>
      <text:p text:style-name="P5"><text:tab/>g<text:span text:style-name="T1">1</text:span> : real → P ∧ (b → d)<text:span text:style-name="T1">c</text:span></text:p>
      <text:p text:style-name="P5"><text:tab/>h : real → P ∧ <text:span text:style-name="T9">(c → d)</text:span><text:span text:style-name="T2">c</text:span></text:p>
      <text:p text:style-name="P5"><text:span text:style-name="T11"/></text:p>
      <text:p text:style-name="P10"><text:span text:style-name="T11">H</text:span><text:span text:style-name="T10">omotopy sub-types makes it possible to talk about such surfaces and higher dimensional cubes without bothering about the </text:span><text:span text:style-name="T15">implementation details of the curves </text:span><text:span text:style-name="T17">and how they are combined</text:span><text:span text:style-name="T15">.</text:span></text:p>
      <text:p text:style-name="P10"><text:span text:style-name="T15"/></text:p>
      <text:p text:style-name="P15"><text:span text:style-name="T15">A </text:span><text:span text:style-name="T10">candidate for constructing a surface from contour functions is the `cquad` function:</text:span></text:p>
      <text:p text:style-name="P10"><text:span text:style-name="T15"/></text:p>
      <text:p text:style-name="P11"><text:span text:style-name="T15"><text:tab/>cquad := \(ab : real → P, cd : real → P, ac : real → </text:span><text:span text:style-name="T17">P</text:span><text:span text:style-name="T15">, bd : real → P) =</text:span></text:p>
      <text:p text:style-name="P11"><text:span text:style-name="T15"><text:tab/><text:tab/>\(t</text:span><text:span text:style-name="T6">0</text:span><text:span text:style-name="T15"> : real) = \(t</text:span><text:span text:style-name="T6">1</text:span><text:span text:style-name="T15"> : real) = {</text:span></text:p>
      <text:p text:style-name="P13"><text:span text:style-name="T10"><text:tab/><text:tab/><text:tab/>w</text:span><text:span text:style-name="T1">0</text:span><text:span text:style-name="T10"> := 4 · (t</text:span><text:span text:style-name="T1">0</text:span><text:span text:style-name="T10"> – 0.5)</text:span><text:span text:style-name="T23">2</text:span></text:p>
      <text:p text:style-name="P13"><text:span text:style-name="T10"><text:tab/><text:tab/><text:tab/>w</text:span><text:span text:style-name="T1">1</text:span><text:span text:style-name="T10"> := 4 · (t</text:span><text:span text:style-name="T1">1</text:span><text:span text:style-name="T10"> – 0.5)</text:span><text:span text:style-name="T23">2</text:span></text:p>
      <text:p text:style-name="P13"><text:span text:style-name="T10"><text:tab/><text:tab/><text:tab/></text:span><text:span text:style-name="T16">a := <text:s/></text:span><text:span text:style-name="T10">ab(t</text:span><text:span text:style-name="T1">1</text:span><text:span text:style-name="T10">) + (cd(t</text:span><text:span text:style-name="T1">1</text:span><text:span text:style-name="T10">) - ab(t</text:span><text:span text:style-name="T1">1</text:span><text:span text:style-name="T10">)) · t</text:span><text:span text:style-name="T1">0</text:span></text:p>
      <text:p text:style-name="P13"><text:span text:style-name="T10"><text:s text:c="4"/><text:tab/><text:tab/><text:tab/></text:span><text:span text:style-name="T16">b := <text:s/></text:span><text:span text:style-name="T10">ac</text:span><text:span text:style-name="T16">(t</text:span><text:span text:style-name="T7">0</text:span><text:span text:style-name="T16">)</text:span><text:span text:style-name="T10"> + (bd</text:span><text:span text:style-name="T16">(t</text:span><text:span text:style-name="T7">0</text:span><text:span text:style-name="T16">)</text:span><text:span text:style-name="T10"> - ac</text:span><text:span text:style-name="T16">(t</text:span><text:span text:style-name="T7">0</text:span><text:span text:style-name="T16">)</text:span><text:span text:style-name="T10">) · t</text:span><text:span text:style-name="T1">1</text:span></text:p>
      <text:p text:style-name="P13"><text:span text:style-name="T10"><text:tab/><text:tab/><text:tab/>if w</text:span><text:span text:style-name="T1">0</text:span><text:span text:style-name="T10"> == 1 {</text:span><text:span text:style-name="T16">a</text:span><text:span text:style-name="T10">}</text:span></text:p>
      <text:p text:style-name="P12"><text:span text:style-name="T10"><text:s text:c="4"/><text:tab/><text:tab/><text:tab/>else if w</text:span><text:span text:style-name="T1">1</text:span><text:span text:style-name="T10"> == 1 {</text:span><text:span text:style-name="T16">b</text:span><text:span text:style-name="T10">}</text:span></text:p>
      <text:p text:style-name="P12"><text:span text:style-name="T10"><text:s text:c="4"/><text:tab/><text:tab/><text:tab/>else if (w</text:span><text:span text:style-name="T1">0</text:span><text:span text:style-name="T10"> + w</text:span><text:span text:style-name="T1">1</text:span><text:span text:style-name="T10">) == 0 {</text:span><text:span text:style-name="T16">0.5 · </text:span><text:span text:style-name="T10">(</text:span><text:span text:style-name="T16">a</text:span><text:span text:style-name="T10"> + </text:span><text:span text:style-name="T16">b</text:span><text:span text:style-name="T10">)}</text:span></text:p>
      <text:p text:style-name="P12"><text:span text:style-name="T10"><text:s text:c="4"/><text:tab/><text:tab/><text:tab/>else {(</text:span><text:span text:style-name="T16">a</text:span><text:span text:style-name="T10"> · w</text:span><text:span text:style-name="T1">0</text:span><text:span text:style-name="T10"> + </text:span><text:span text:style-name="T16">b ·</text:span><text:span text:style-name="T10"> w</text:span><text:span text:style-name="T1">1</text:span><text:span text:style-name="T10">) / (w</text:span><text:span text:style-name="T1">0</text:span><text:span text:style-name="T10"> + w</text:span><text:span text:style-name="T1">1</text:span><text:span text:style-name="T10">)}</text:span></text:p>
      <text:p text:style-name="P12"><text:span text:style-name="T10"><text:tab/><text:tab/>}</text:span></text:p>
      <text:p text:style-name="P12"><text:span text:style-name="T10"/></text:p>
      <text:p text:style-name="P14"><text:span text:style-name="T10"><text:tab/></text:span><text:span text:style-name="T17">cquad : </text:span><text:span text:style-name="T12">((a → b)</text:span><text:span text:style-name="T8">c</text:span><text:span text:style-name="T12"> → (c → d)</text:span><text:span text:style-name="T8">c</text:span><text:span text:style-name="T12">)</text:span><text:span text:style-name="T8">c</text:span></text:p>
      <text:p text:style-name="P1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6:27:30.267588000</meta:creation-date>
    <dc:date>2017-08-18T18:14:21.142574000</dc:date>
    <meta:editing-duration>PT1M36S</meta:editing-duration>
    <meta:editing-cycles>1</meta:editing-cycles>
    <meta:document-statistic meta:table-count="0" meta:image-count="0" meta:object-count="0" meta:page-count="2" meta:paragraph-count="50" meta:word-count="633" meta:character-count="3007" meta:non-whitespace-character-count="2345"/>
    <meta:generator>LibreOffice/5.1.2.2$MacOSX_X86_64 LibreOffice_project/d3bf12ecb743fc0d20e0be0c58ca359301eb705f</meta:generator>
  </office:meta>
</office:document-meta>
</file>